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42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8.13cm"/>
    </style:style>
    <style:style style:name="co6" style:family="table-column">
      <style:table-column-properties fo:break-before="auto" style:column-width="4.263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4.078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none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Count</text:p>
          </table:table-cell>
          <table:table-cell office:value-type="string">
            <text:p>References</text:p>
          </table:table-cell>
          <table:table-cell office:value-type="string">
            <text:p>Footprint</text:p>
          </table:table-cell>
          <table:table-cell office:value-type="string">
            <text:p>Value</text:p>
          </table:table-cell>
          <table:table-cell table:style-name="Default" office:value-type="string">
            <text:p>Digikey name</text:p>
          </table:table-cell>
          <table:table-cell table:style-name="Default" office:value-type="string">
            <text:p>Digikey #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c_elec_5x5.3</text:p>
          </table:table-cell>
          <table:table-cell office:value-type="string">
            <text:p>100uF</text:p>
          </table:table-cell>
          <table:table-cell office:value-type="string">
            <text:p>CAP ELECT 100UF 10V VS SMD </text:p>
          </table:table-cell>
          <table:table-cell office:value-type="string">
            <text:p>PCE3867CT-ND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SM0805</text:p>
          </table:table-cell>
          <table:table-cell office:value-type="string">
            <text:p>4.7nF</text:p>
          </table:table-cell>
          <table:table-cell office:value-type="string">
            <text:p>CAP CER 4700PF 100V X7R 10% 0805 </text:p>
          </table:table-cell>
          <table:table-cell office:value-type="string">
            <text:p>445-1341-1-ND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SM0805</text:p>
          </table:table-cell>
          <table:table-cell office:value-type="string">
            <text:p>10nF</text:p>
          </table:table-cell>
          <table:table-cell office:value-type="string">
            <text:p>CAP CER 10000PF 100V X7R 10%0805 </text:p>
          </table:table-cell>
          <table:table-cell office:value-type="string">
            <text:p>445-1343-1-ND 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4, C13</text:p>
          </table:table-cell>
          <table:table-cell office:value-type="string">
            <text:p>c_elec_4x5.3</text:p>
          </table:table-cell>
          <table:table-cell office:value-type="string">
            <text:p>10uF</text:p>
          </table:table-cell>
          <table:table-cell office:value-type="string">
            <text:p>CAP ELECT 10UF 16V HC SMD </text:p>
          </table:table-cell>
          <table:table-cell office:value-type="string">
            <text:p>PCE3747CT-ND 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5, C6, C7, C12, C14</text:p>
          </table:table-cell>
          <table:table-cell office:value-type="string">
            <text:p>SM1206</text:p>
          </table:table-cell>
          <table:table-cell office:value-type="string">
            <text:p>1uF</text:p>
          </table:table-cell>
          <table:table-cell office:value-type="string">
            <text:p>CAP CER 1.0UF 25V X7R 10% 1206 </text:p>
          </table:table-cell>
          <table:table-cell office:value-type="string">
            <text:p>445-1592-1-ND 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8, C11</text:p>
          </table:table-cell>
          <table:table-cell office:value-type="string">
            <text:p>SM0805</text:p>
          </table:table-cell>
          <table:table-cell office:value-type="string">
            <text:p>22pF</text:p>
          </table:table-cell>
          <table:table-cell office:value-type="string">
            <text:p>CAP CERM 22PF 5% 50V NP0 0805 </text:p>
          </table:table-cell>
          <table:table-cell office:value-type="string">
            <text:p>478-1308-1-ND 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9, C10</text:p>
          </table:table-cell>
          <table:table-cell office:value-type="string">
            <text:p>SM1206POL</text:p>
          </table:table-cell>
          <table:table-cell office:value-type="string">
            <text:p>10uF</text:p>
          </table:table-cell>
          <table:table-cell office:value-type="string">
            <text:p>CAP OXI LOESR 10UF 6.3V 20% SMD </text:p>
          </table:table-cell>
          <table:table-cell office:value-type="string">
            <text:p>478-3243-1-ND 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15, C16, C17</text:p>
          </table:table-cell>
          <table:table-cell office:value-type="string">
            <text:p>SM1206</text:p>
          </table:table-cell>
          <table:table-cell office:value-type="string">
            <text:p>2.2uF</text:p>
          </table:table-cell>
          <table:table-cell office:value-type="string">
            <text:p>CAP CER 2.2UF 25V X7R 10% 1206 </text:p>
          </table:table-cell>
          <table:table-cell office:value-type="string">
            <text:p>445-1382-1-ND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USB_B</text:p>
          </table:table-cell>
          <table:table-cell office:value-type="string">
            <text:p>USB_1</text:p>
          </table:table-cell>
          <table:table-cell office:value-type="string">
            <text:p>USB RCPT B-TYPE R/A FULL BACK </text:p>
          </table:table-cell>
          <table:table-cell table:style-name="ce2" office:value-type="string">
            <text:p>609-3656-N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SJ1-3523N</text:p>
          </table:table-cell>
          <table:table-cell office:value-type="string">
            <text:p>3.5MMJACK</text:p>
          </table:table-cell>
          <table:table-cell office:value-type="string">
            <text:p>CONN JACK STEREO R/A 3PIN 3.5MM </text:p>
          </table:table-cell>
          <table:table-cell table:style-name="ce2" office:value-type="string">
            <text:p>CP1-3523N-ND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1, L2</text:p>
          </table:table-cell>
          <table:table-cell office:value-type="string">
            <text:p>SM0805</text:p>
          </table:table-cell>
          <table:table-cell office:value-type="string">
            <text:p>INDUCTOR</text:p>
          </table:table-cell>
          <table:table-cell office:value-type="string">
            <text:p>FERRITE CHIP 600 OHM 500MA 0805 </text:p>
          </table:table-cell>
          <table:table-cell office:value-type="string">
            <text:p>445-1554-1-ND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</text:p>
          </table:table-cell>
          <table:table-cell office:value-type="string">
            <text:p>PIN_ARRAY_2X1</text:p>
          </table:table-cell>
          <table:table-cell office:value-type="string">
            <text:p>CONN_2</text:p>
          </table:table-cell>
          <table:table-cell table:number-columns-repeated="2" table:style-name="Default"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2</text:p>
          </table:table-cell>
          <table:table-cell office:value-type="string">
            <text:p>PIN_ARRAY_3X2</text:p>
          </table:table-cell>
          <table:table-cell office:value-type="string">
            <text:p>CONN_3X2</text:p>
          </table:table-cell>
          <table:table-cell table:number-columns-repeated="2" table:style-name="Default"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, R5</text:p>
          </table:table-cell>
          <table:table-cell office:value-type="string">
            <text:p>SM0805</text:p>
          </table:table-cell>
          <table:table-cell office:value-type="string">
            <text:p>1M</text:p>
          </table:table-cell>
          <table:table-cell office:value-type="string">
            <text:p>RES 1.00M OHM 1/8W 1% 0805 SMD </text:p>
          </table:table-cell>
          <table:table-cell office:value-type="string">
            <text:p>P1.00MCCT-ND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SM0805</text:p>
          </table:table-cell>
          <table:table-cell office:value-type="string">
            <text:p>1.5k</text:p>
          </table:table-cell>
          <table:table-cell office:value-type="string">
            <text:p>RES 1.50K OHM 1/8W 1% 0805 SMD </text:p>
          </table:table-cell>
          <table:table-cell office:value-type="string">
            <text:p>P1.50KCCT-ND 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4, R6, R7, R8</text:p>
          </table:table-cell>
          <table:table-cell office:value-type="string">
            <text:p>SM0805</text:p>
          </table:table-cell>
          <table:table-cell office:value-type="string">
            <text:p>10k</text:p>
          </table:table-cell>
          <table:table-cell office:value-type="string">
            <text:p>RES 10.0K OHM 1/8W 1% 0805 SMD </text:p>
          </table:table-cell>
          <table:table-cell office:value-type="string">
            <text:p>P10.0KCCT-ND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SO8N</text:p>
          </table:table-cell>
          <table:table-cell office:value-type="string">
            <text:p>LT1763</text:p>
          </table:table-cell>
          <table:table-cell office:value-type="string">
            <text:p>IC REG LDO 3.3V 500MA 8-SOIC </text:p>
          </table:table-cell>
          <table:table-cell table:style-name="ce2" office:value-type="string">
            <text:p>LT1763CS8-3.3#PBF-N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SOT323-6L</text:p>
          </table:table-cell>
          <table:table-cell office:value-type="string">
            <text:p>USBUF02W6</text:p>
          </table:table-cell>
          <table:table-cell office:value-type="string">
            <text:p>IC EMI FILTER/LINE TERM SOT323-6 </text:p>
          </table:table-cell>
          <table:table-cell table:style-name="ce2" office:value-type="string">
            <text:p>497-3743-1-N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SSOP28</text:p>
          </table:table-cell>
          <table:table-cell office:value-type="string">
            <text:p>PCM2704DB</text:p>
          </table:table-cell>
          <table:table-cell office:value-type="string">
            <text:p>IC STEREO AUD DAC W/USB 28-SSOP </text:p>
          </table:table-cell>
          <table:table-cell table:style-name="ce2" office:value-type="string">
            <text:p>296-15273-5-N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(T)SSOP-14</text:p>
          </table:table-cell>
          <table:table-cell office:value-type="string">
            <text:p>MAX4410</text:p>
          </table:table-cell>
          <table:table-cell office:value-type="string">
            <text:p>IC AMP AUDIO .08W STER 14TSSOP </text:p>
          </table:table-cell>
          <table:table-cell table:style-name="ce2" office:value-type="string">
            <text:p>MAX4410EUD+-N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Q_49U3HMS</text:p>
          </table:table-cell>
          <table:table-cell office:value-type="string">
            <text:p>12MHz</text:p>
          </table:table-cell>
          <table:table-cell office:value-type="string">
            <text:p>CRYSTAL 12.000 MHZ 18PF SMD </text:p>
          </table:table-cell>
          <table:table-cell table:style-name="ce2" office:value-type="string">
            <text:p>XC1596CT-ND</text:p>
          </table:table-cell>
          <table:table-cell table:number-columns-repeated="4"/>
        </table:table-row>
        <table:table-row table:style-name="ro1">
          <table:table-cell office:value-type="string">
            <text:p>SUM:</text:p>
          </table:table-cell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formula="of:=SUM([.A2:.A22])" office:value-type="float" office:value="35">
            <text:p>35</text:p>
          </table:table-cell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hould total 35</text:p>
          </table:table-cell>
          <table:table-cell table:number-columns-repeated="3"/>
          <table:table-cell table:style-name="Default" table:number-columns-repeated="2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3-05-2011</text:date>, <text:time>21:1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5-03T21:11:04.14</dc:date>
    <dc:creator>Asbjørn Brask</dc:creator>
    <meta:generator>OpenOffice.org/3.0$Win32 OpenOffice.org_project/300m9$Build-9358</meta:generator>
    <meta:editing-duration>PT18H02M17S</meta:editing-duration>
    <meta:editing-cycles>14</meta:editing-cycles>
    <meta:document-statistic meta:table-count="1" meta:cell-count="135" meta:object-count="0"/>
    <meta:user-defined meta:name="Info 1"/>
    <meta:user-defined meta:name="Info 2"/>
    <meta:user-defined meta:name="Info 3"/>
    <meta:user-defined meta:name="Info 4"/>
  </office:meta>
</office:document-meta>
</file>